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ject Management Plan for Recruitment Website</text:h>
      <text:h text:style-name="Heading_20_2" text:outline-level="2">Milestone 1: MVP - Basic Setup and Authentication</text:h>
      <text:p text:style-name="Text_20_body"><text:span text:style-name="Strong_20_Emphasis">Description:</text:span> Establish the foundational structure of the project, including setting up the repository, database configuration, user registration, and authentication mechanisms.</text:p>
      <text:h text:style-name="Heading_20_3" text:outline-level="3">Issues:</text:h>
      <text:list xml:id="list1430329092" text:style-name="L1">
        <text:list-item>
          <text:p text:style-name="P1"><text:span text:style-name="Strong_20_Emphasis">Issue: Project Initialization</text:span></text:p>
          <text:list>
            <text:list-item>
              <text:p text:style-name="P2"><text:span text:style-name="Strong_20_Emphasis">As a developer,</text:span> I need the ability to initialize the repository and set up the project structure so that I can start developing the application with NestJS and Next.js.</text:p>
            </text:list-item>
            <text:list-item>
              <text:p text:style-name="P2"><text:span text:style-name="Strong_20_Emphasis">Details and Assumptions:</text:span></text:p>
              <text:list>
                <text:list-item>
                  <text:p text:style-name="P2">The repository should be set up on GitHub.</text:p>
                </text:list-item>
                <text:list-item>
                  <text:p text:style-name="P2">Basic folder structure must include <text:span text:style-name="Source_20_Text">frontend</text:span>, <text:span text:style-name="Source_20_Text">backend</text:span>, and <text:span text:style-name="Source_20_Text">docker</text:span> directories.</text:p>
                </text:list-item>
              </text:list>
            </text:list-item>
            <text:list-item>
              <text:p text:style-name="P2"><text:span text:style-name="Strong_20_Emphasis">Acceptance Criteria:</text:span></text:p>
              <text:list>
                <text:list-item>
                  <text:p text:style-name="P2">Given the repository is created, when I run the project, then it should start without errors.</text:p>
                </text:list-item>
              </text:list>
            </text:list-item>
          </text:list>
        </text:list-item>
        <text:list-item>
          <text:p text:style-name="P1"><text:span text:style-name="Strong_20_Emphasis">Issue: Database Setup</text:span></text:p>
          <text:list>
            <text:list-item>
              <text:p text:style-name="P2"><text:span text:style-name="Strong_20_Emphasis">As a developer,</text:span> I need to set up MongoDB with Mongoose so that I can define the data models for users, roles, job posts, and applications.</text:p>
            </text:list-item>
            <text:list-item>
              <text:p text:style-name="P2"><text:span text:style-name="Strong_20_Emphasis">Details and Assumptions:</text:span></text:p>
              <text:list>
                <text:list-item>
                  <text:p text:style-name="P2">MongoDB is installed and running.</text:p>
                </text:list-item>
                <text:list-item>
                  <text:p text:style-name="P2">Mongoose should be configured to connect to MongoDB.</text:p>
                </text:list-item>
              </text:list>
            </text:list-item>
            <text:list-item>
              <text:p text:style-name="P2"><text:span text:style-name="Strong_20_Emphasis">Acceptance Criteria:</text:span></text:p>
              <text:list>
                <text:list-item>
                  <text:p text:style-name="P2">Given the database connection is established, when I create a user, then it should be saved in the MongoDB database.</text:p>
                </text:list-item>
              </text:list>
            </text:list-item>
          </text:list>
        </text:list-item>
        <text:list-item>
          <text:p text:style-name="P1"><text:span text:style-name="Strong_20_Emphasis">Issue: User Registration &amp; Authentication</text:span></text:p>
          <text:list>
            <text:list-item>
              <text:p text:style-name="P2"><text:span text:style-name="Strong_20_Emphasis">As a job seeker (Candidat),</text:span> I need the ability to register and log in to my account so that I can apply for job offers.</text:p>
            </text:list-item>
            <text:list-item>
              <text:p text:style-name="P2"><text:span text:style-name="Strong_20_Emphasis">Details and Assumptions:</text:span></text:p>
              <text:list>
                <text:list-item>
                  <text:p text:style-name="P2">The registration form will capture email, password, and profile details.</text:p>
                </text:list-item>
                <text:list-item>
                  <text:p text:style-name="P2">NextAuth v5 will be used for authentication.</text:p>
                </text:list-item>
              </text:list>
            </text:list-item>
            <text:list-item>
              <text:p text:style-name="P2"><text:span text:style-name="Strong_20_Emphasis">Acceptance Criteria:</text:span></text:p>
              <text:list>
                <text:list-item>
                  <text:p text:style-name="P2">Given I am on the registration page, when I fill in my details and submit, then I should receive a verification email.</text:p>
                </text:list-item>
              </text:list>
            </text:list-item>
          </text:list>
        </text:list-item>
        <text:list-item>
          <text:p text:style-name="P1"><text:span text:style-name="Strong_20_Emphasis">Issue: Authentication with Keycloak</text:span></text:p>
          <text:list>
            <text:list-item>
              <text:p text:style-name="P2"><text:span text:style-name="Strong_20_Emphasis">As a developer,</text:span> I need to integrate Keycloak for admin authentication so that I can set up single sign-on for administrators.</text:p>
            </text:list-item>
            <text:list-item>
              <text:p text:style-name="P2"><text:span text:style-name="Strong_20_Emphasis">Details and Assumptions:</text:span></text:p>
              <text:list>
                <text:list-item>
                  <text:p text:style-name="P2">Keycloak is set up and configured.</text:p>
                </text:list-item>
              </text:list>
            </text:list-item>
            <text:list-item>
              <text:p text:style-name="P2"><text:soft-page-break/><text:span text:style-name="Strong_20_Emphasis">Acceptance Criteria:</text:span></text:p>
              <text:list>
                <text:list-item>
                  <text:p text:style-name="P2">Given the integration is complete, when I log in as an administrator, then I should be authenticated using Keycloak.</text:p>
                </text:list-item>
              </text:list>
            </text:list-item>
          </text:list>
        </text:list-item>
        <text:list-item>
          <text:p text:style-name="P1"><text:span text:style-name="Strong_20_Emphasis">Issue: Password Management</text:span></text:p>
          <text:list>
            <text:list-item>
              <text:p text:style-name="P2"><text:span text:style-name="Strong_20_Emphasis">As a job seeker (Candidat),</text:span> I need to be able to reset my password so that I can recover access to my account if I forget my password.</text:p>
            </text:list-item>
            <text:list-item>
              <text:p text:style-name="P2"><text:span text:style-name="Strong_20_Emphasis">Details and Assumptions:</text:span></text:p>
              <text:list>
                <text:list-item>
                  <text:p text:style-name="P2">An email verification process will be used for password reset.</text:p>
                </text:list-item>
              </text:list>
            </text:list-item>
            <text:list-item>
              <text:p text:style-name="P2"><text:span text:style-name="Strong_20_Emphasis">Acceptance Criteria:</text:span></text:p>
              <text:list>
                <text:list-item>
                  <text:p text:style-name="P1">Given I request a password reset, when I follow the link in the email, then I should be able to set a new password.</text:p>
                </text:list-item>
              </text:list>
            </text:list-item>
          </text:list>
        </text:list-item>
      </text:list>
      <text:p text:style-name="Horizontal_20_Line"/>
      <text:h text:style-name="Heading_20_2" text:outline-level="2">Milestone 2: Job Postings and Applications</text:h>
      <text:p text:style-name="Text_20_body"><text:span text:style-name="Strong_20_Emphasis">Description:</text:span> Implement job posting features for administrators and create application submission capabilities for job seekers.</text:p>
      <text:h text:style-name="Heading_20_3" text:outline-level="3">Issues:</text:h>
      <text:list xml:id="list2852344381" text:style-name="L2">
        <text:list-item>
          <text:p text:style-name="P3"><text:span text:style-name="Strong_20_Emphasis">Issue: Job Postings for Admin</text:span></text:p>
          <text:list>
            <text:list-item>
              <text:p text:style-name="P4"><text:span text:style-name="Strong_20_Emphasis">As an administrator (Administrateur),</text:span> I need the ability to create, edit, and delete job postings so that I can manage job offers available to candidates.</text:p>
            </text:list-item>
            <text:list-item>
              <text:p text:style-name="P4"><text:span text:style-name="Strong_20_Emphasis">Details and Assumptions:</text:span></text:p>
              <text:list>
                <text:list-item>
                  <text:p text:style-name="P4">A form will be provided for job postings.</text:p>
                </text:list-item>
              </text:list>
            </text:list-item>
            <text:list-item>
              <text:p text:style-name="P4"><text:span text:style-name="Strong_20_Emphasis">Acceptance Criteria:</text:span></text:p>
              <text:list>
                <text:list-item>
                  <text:p text:style-name="P4">Given I am logged in as an administrator, when I submit a new job posting, then it should appear in the job listings for candidates.</text:p>
                </text:list-item>
              </text:list>
            </text:list-item>
          </text:list>
        </text:list-item>
        <text:list-item>
          <text:p text:style-name="P3"><text:span text:style-name="Strong_20_Emphasis">Issue: Job Listings for Visitors</text:span></text:p>
          <text:list>
            <text:list-item>
              <text:p text:style-name="P4"><text:span text:style-name="Strong_20_Emphasis">As a job seeker (Candidat),</text:span> I need to view job postings on the public-facing site so that I can find job offers I want to apply for.</text:p>
            </text:list-item>
            <text:list-item>
              <text:p text:style-name="P4"><text:span text:style-name="Strong_20_Emphasis">Details and Assumptions:</text:span></text:p>
              <text:list>
                <text:list-item>
                  <text:p text:style-name="P4">The public page will display job offers with filtering options.</text:p>
                </text:list-item>
              </text:list>
            </text:list-item>
            <text:list-item>
              <text:p text:style-name="P4"><text:span text:style-name="Strong_20_Emphasis">Acceptance Criteria:</text:span></text:p>
              <text:list>
                <text:list-item>
                  <text:p text:style-name="P4">Given I am on the job listings page, when I view the list, then I should see all active job postings.</text:p>
                </text:list-item>
              </text:list>
            </text:list-item>
          </text:list>
        </text:list-item>
        <text:list-item>
          <text:p text:style-name="P3"><text:span text:style-name="Strong_20_Emphasis">Issue: Job Application Submission</text:span></text:p>
          <text:list>
            <text:list-item>
              <text:p text:style-name="P4"><text:span text:style-name="Strong_20_Emphasis">As a job seeker (Candidat),</text:span> I need the ability to submit applications for job offers so that I can apply for positions I am interested in.</text:p>
            </text:list-item>
            <text:list-item>
              <text:p text:style-name="P4"><text:span text:style-name="Strong_20_Emphasis">Details and Assumptions:</text:span></text:p>
              <text:list>
                <text:list-item>
                  <text:p text:style-name="P4">Candidates can attach their CVs to applications.</text:p>
                </text:list-item>
              </text:list>
            </text:list-item>
            <text:list-item>
              <text:p text:style-name="P4"><text:span text:style-name="Strong_20_Emphasis">Acceptance Criteria:</text:span></text:p>
              <text:list>
                <text:list-item>
                  <text:p text:style-name="P3">Given I am viewing a job offer, when I submit my application, then I should see a confirmation message indicating my application was received.</text:p>
                </text:list-item>
              </text:list>
            </text:list-item>
          </text:list>
        </text:list-item>
      </text:list>
      <text:p text:style-name="Horizontal_20_Line"><text:soft-page-break/></text:p>
      <text:h text:style-name="Heading_20_2" text:outline-level="2">Milestone 3: Admin Features and Management</text:h>
      <text:p text:style-name="Text_20_body"><text:span text:style-name="Strong_20_Emphasis">Description:</text:span> Enhance administrative capabilities for managing job offers and candidate applications.</text:p>
      <text:h text:style-name="Heading_20_3" text:outline-level="3">Issues:</text:h>
      <text:list xml:id="list3007122883" text:style-name="L3">
        <text:list-item>
          <text:p text:style-name="P5"><text:span text:style-name="Strong_20_Emphasis">Issue: Admin Dashboard Enhancements</text:span></text:p>
          <text:list>
            <text:list-item>
              <text:p text:style-name="P6"><text:span text:style-name="Strong_20_Emphasis">As an administrator (Administrateur),</text:span> I need to view applications and manage job offers from a dashboard so that I can efficiently oversee the recruitment process.</text:p>
            </text:list-item>
            <text:list-item>
              <text:p text:style-name="P6"><text:span text:style-name="Strong_20_Emphasis">Details and Assumptions:</text:span></text:p>
              <text:list>
                <text:list-item>
                  <text:p text:style-name="P6">The dashboard will show active job postings and applications.</text:p>
                </text:list-item>
              </text:list>
            </text:list-item>
            <text:list-item>
              <text:p text:style-name="P6"><text:span text:style-name="Strong_20_Emphasis">Acceptance Criteria:</text:span></text:p>
              <text:list>
                <text:list-item>
                  <text:p text:style-name="P6">Given I am on the admin dashboard, when I navigate to applications, then I should see all applications for the job offers.</text:p>
                </text:list-item>
              </text:list>
            </text:list-item>
          </text:list>
        </text:list-item>
        <text:list-item>
          <text:p text:style-name="P5"><text:span text:style-name="Strong_20_Emphasis">Issue: Application Status Updates</text:span></text:p>
          <text:list>
            <text:list-item>
              <text:p text:style-name="P6"><text:span text:style-name="Strong_20_Emphasis">As a recruiter (Gestionnaire),</text:span> I need the ability to review and update the status of job applications so that I can keep track of candidate progress.</text:p>
            </text:list-item>
            <text:list-item>
              <text:p text:style-name="P6"><text:span text:style-name="Strong_20_Emphasis">Details and Assumptions:</text:span></text:p>
              <text:list>
                <text:list-item>
                  <text:p text:style-name="P6">Each application should have an associated status (e.g., pending, accepted, rejected).</text:p>
                </text:list-item>
              </text:list>
            </text:list-item>
            <text:list-item>
              <text:p text:style-name="P6"><text:span text:style-name="Strong_20_Emphasis">Acceptance Criteria:</text:span></text:p>
              <text:list>
                <text:list-item>
                  <text:p text:style-name="P5">Given I am reviewing applications, when I update the status of an application, then the status should be updated in the system.</text:p>
                </text:list-item>
              </text:list>
            </text:list-item>
          </text:list>
        </text:list-item>
      </text:list>
      <text:p text:style-name="Horizontal_20_Line"/>
      <text:h text:style-name="Heading_20_2" text:outline-level="2">Milestone 4: CI/CD Automation</text:h>
      <text:p text:style-name="Text_20_body"><text:span text:style-name="Strong_20_Emphasis">Description:</text:span> Set up continuous integration and deployment processes using Docker and CI/CD tools like Jenkins and GitHub Actions.</text:p>
      <text:h text:style-name="Heading_20_3" text:outline-level="3">Issues:</text:h>
      <text:list xml:id="list4255341922" text:style-name="L4">
        <text:list-item>
          <text:p text:style-name="P7"><text:span text:style-name="Strong_20_Emphasis">Issue: Docker Compose Setup</text:span></text:p>
          <text:list>
            <text:list-item>
              <text:p text:style-name="P8"><text:span text:style-name="Strong_20_Emphasis">As a developer,</text:span> I need to write Dockerfiles and configure Docker Compose so that I can run the application in a containerized environment.</text:p>
            </text:list-item>
            <text:list-item>
              <text:p text:style-name="P8"><text:span text:style-name="Strong_20_Emphasis">Details and Assumptions:</text:span></text:p>
              <text:list>
                <text:list-item>
                  <text:p text:style-name="P8">Docker is installed and configured.</text:p>
                </text:list-item>
              </text:list>
            </text:list-item>
            <text:list-item>
              <text:p text:style-name="P8"><text:span text:style-name="Strong_20_Emphasis">Acceptance Criteria:</text:span></text:p>
              <text:list>
                <text:list-item>
                  <text:p text:style-name="P8">Given Docker Compose is set up, when I run <text:span text:style-name="Source_20_Text">docker-compose up</text:span>, then all services should start without errors.</text:p>
                </text:list-item>
              </text:list>
            </text:list-item>
          </text:list>
        </text:list-item>
        <text:list-item>
          <text:p text:style-name="P7"><text:span text:style-name="Strong_20_Emphasis">Issue: Set Up Jenkins for CI/CD</text:span></text:p>
          <text:list>
            <text:list-item>
              <text:p text:style-name="P8"><text:soft-page-break/><text:span text:style-name="Strong_20_Emphasis">As a developer,</text:span> I need to set up Jenkins for continuous integration and deployment so that I can automate the build and deployment process.</text:p>
            </text:list-item>
            <text:list-item>
              <text:p text:style-name="P8"><text:span text:style-name="Strong_20_Emphasis">Details and Assumptions:</text:span></text:p>
              <text:list>
                <text:list-item>
                  <text:p text:style-name="P8">Jenkins server is available.</text:p>
                </text:list-item>
              </text:list>
            </text:list-item>
            <text:list-item>
              <text:p text:style-name="P8"><text:span text:style-name="Strong_20_Emphasis">Acceptance Criteria:</text:span></text:p>
              <text:list>
                <text:list-item>
                  <text:p text:style-name="P8">Given Jenkins is configured, when I push changes, then the pipeline should trigger a build.</text:p>
                </text:list-item>
              </text:list>
            </text:list-item>
          </text:list>
        </text:list-item>
        <text:list-item>
          <text:p text:style-name="P7"><text:span text:style-name="Strong_20_Emphasis">Issue: Integrate GitHub Actions</text:span></text:p>
          <text:list>
            <text:list-item>
              <text:p text:style-name="P8"><text:span text:style-name="Strong_20_Emphasis">As a developer,</text:span> I need to set up GitHub Actions for automated testing so that I can ensure code quality before deployment.</text:p>
            </text:list-item>
            <text:list-item>
              <text:p text:style-name="P8"><text:span text:style-name="Strong_20_Emphasis">Details and Assumptions:</text:span></text:p>
              <text:list>
                <text:list-item>
                  <text:p text:style-name="P8">GitHub Actions should be configured to run tests on each push.</text:p>
                </text:list-item>
              </text:list>
            </text:list-item>
            <text:list-item>
              <text:p text:style-name="P8"><text:span text:style-name="Strong_20_Emphasis">Acceptance Criteria:</text:span></text:p>
              <text:list>
                <text:list-item>
                  <text:p text:style-name="P7">Given a push occurs, when the GitHub Actions workflow runs, then all tests should pass before deployment.</text:p>
                </text:list-item>
              </text:list>
            </text:list-item>
          </text:list>
        </text:list-item>
      </text:list>
      <text:p text:style-name="Horizontal_20_Line"/>
      <text:h text:style-name="Heading_20_2" text:outline-level="2">Milestone 5: Frontend Design and Usability</text:h>
      <text:p text:style-name="Text_20_body"><text:span text:style-name="Strong_20_Emphasis">Description:</text:span> Develop a responsive and user-friendly frontend for both job seekers and administrators using ShadCN.</text:p>
      <text:h text:style-name="Heading_20_3" text:outline-level="3">Issues:</text:h>
      <text:list xml:id="list2827829027" text:style-name="L5">
        <text:list-item>
          <text:p text:style-name="P9"><text:span text:style-name="Strong_20_Emphasis">Issue: UI/UX Design for Job Seeker &amp; Admin Side</text:span></text:p>
          <text:list>
            <text:list-item>
              <text:p text:style-name="P10"><text:span text:style-name="Strong_20_Emphasis">As a developer,</text:span> I need to create a responsive UI using ShadCN so that the application is user-friendly for both job seekers and administrators.</text:p>
            </text:list-item>
            <text:list-item>
              <text:p text:style-name="P10"><text:span text:style-name="Strong_20_Emphasis">Details and Assumptions:</text:span></text:p>
              <text:list>
                <text:list-item>
                  <text:p text:style-name="P10">Design mockups will be provided.</text:p>
                </text:list-item>
              </text:list>
            </text:list-item>
            <text:list-item>
              <text:p text:style-name="P10"><text:span text:style-name="Strong_20_Emphasis">Acceptance Criteria:</text:span></text:p>
              <text:list>
                <text:list-item>
                  <text:p text:style-name="P10">Given the UI is implemented, when I view the application, then it should be visually appealing and easy to navigate.</text:p>
                </text:list-item>
              </text:list>
            </text:list-item>
          </text:list>
        </text:list-item>
        <text:list-item>
          <text:p text:style-name="P9"><text:span text:style-name="Strong_20_Emphasis">Issue: Error Handling &amp; Validation</text:span></text:p>
          <text:list>
            <text:list-item>
              <text:p text:style-name="P10"><text:span text:style-name="Strong_20_Emphasis">As a developer,</text:span> I need to implement error handling and validation for forms so that users are guided to correct any mistakes.</text:p>
            </text:list-item>
            <text:list-item>
              <text:p text:style-name="P10"><text:span text:style-name="Strong_20_Emphasis">Details and Assumptions:</text:span></text:p>
              <text:list>
                <text:list-item>
                  <text:p text:style-name="P10">Both client-side and server-side validation will be used.</text:p>
                </text:list-item>
              </text:list>
            </text:list-item>
            <text:list-item>
              <text:p text:style-name="P10"><text:span text:style-name="Strong_20_Emphasis">Acceptance Criteria:</text:span></text:p>
              <text:list>
                <text:list-item>
                  <text:p text:style-name="P9">Given I submit a form with errors, when I receive feedback, then I should see relevant error messages.</text:p>
                </text:list-item>
              </text:list>
            </text:list-item>
          </text:list>
        </text:list-item>
      </text:list>
      <text:p text:style-name="Horizontal_20_Line"/>
      <text:h text:style-name="Heading_20_2" text:outline-level="2"><text:soft-page-break/>Milestone 6: Testing and Deployment</text:h>
      <text:p text:style-name="Text_20_body"><text:span text:style-name="Strong_20_Emphasis">Description:</text:span> Conduct thorough testing of the application and deploy it to a production environment.</text:p>
      <text:h text:style-name="Heading_20_3" text:outline-level="3">Issues:</text:h>
      <text:list xml:id="list2050939081" text:style-name="L6">
        <text:list-item>
          <text:p text:style-name="P11"><text:span text:style-name="Strong_20_Emphasis">Issue: Testing</text:span></text:p>
          <text:list>
            <text:list-item>
              <text:p text:style-name="P12"><text:span text:style-name="Strong_20_Emphasis">As a developer,</text:span> I need to write unit and integration tests so that I can ensure all functionalities are working as expected.</text:p>
            </text:list-item>
            <text:list-item>
              <text:p text:style-name="P12"><text:span text:style-name="Strong_20_Emphasis">Details and Assumptions:</text:span></text:p>
              <text:list>
                <text:list-item>
                  <text:p text:style-name="P12">Testing frameworks like Jest will be used.</text:p>
                </text:list-item>
              </text:list>
            </text:list-item>
            <text:list-item>
              <text:p text:style-name="P12"><text:span text:style-name="Strong_20_Emphasis">Acceptance Criteria:</text:span></text:p>
              <text:list>
                <text:list-item>
                  <text:p text:style-name="P12">Given tests are written, when I run the test suite, then all tests should pass successfully.</text:p>
                </text:list-item>
              </text:list>
            </text:list-item>
          </text:list>
        </text:list-item>
        <text:list-item>
          <text:p text:style-name="P11"><text:span text:style-name="Strong_20_Emphasis">Issue: Deployment</text:span></text:p>
          <text:list>
            <text:list-item>
              <text:p text:style-name="P12"><text:span text:style-name="Strong_20_Emphasis">As a developer,</text:span> I need to deploy the application to a production environment so that users can access it.</text:p>
            </text:list-item>
            <text:list-item>
              <text:p text:style-name="P12"><text:span text:style-name="Strong_20_Emphasis">Details and Assumptions:</text:span></text:p>
              <text:list>
                <text:list-item>
                  <text:p text:style-name="P12">A cloud provider (e.g., AWS, Heroku) will be used for deployment.</text:p>
                </text:list-item>
              </text:list>
            </text:list-item>
            <text:list-item>
              <text:p text:style-name="P12"><text:span text:style-name="Strong_20_Emphasis">Acceptance Criteria:</text:span></text:p>
              <text:list>
                <text:list-item>
                  <text:p text:style-name="P11">Given the application is deployed, when I access the production URL, then the application should be live and functional.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2:11:50.009678710</meta:creation-date>
    <dc:date>2024-10-16T12:20:50.323718260</dc:date>
    <meta:editing-duration>PT9M</meta:editing-duration>
    <meta:editing-cycles>1</meta:editing-cycles>
    <meta:document-statistic meta:table-count="0" meta:image-count="0" meta:object-count="0" meta:page-count="5" meta:paragraph-count="124" meta:word-count="1314" meta:character-count="7726" meta:non-whitespace-character-count="6641"/>
    <meta:generator>LibreOffice/7.3.7.2$Linux_X86_64 LibreOffice_project/30$Build-2</meta:generator>
  </office:meta>
</office:document-meta>
</file>